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5.01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En rouge les sorties non changeable (en dur sur la stm32f4discovery)</text:p>
          </table:table-cell>
          <table:table-cell table:number-columns-repeated="2"/>
          <table:table-cell office:value-type="string">
            <text:p>Format : x.pin = périph x, broche « pin »</text:p>
          </table:table-cell>
          <table:table-cell table:number-columns-repeated="14"/>
        </table:table-row>
        <table:table-row table:style-name="ro2">
          <table:table-cell office:value-type="string">
            <text:p>Pin</text:p>
          </table:table-cell>
          <table:table-cell office:value-type="string">
            <text:p>Fonction</text:p>
          </table:table-cell>
          <table:table-cell office:value-type="string">
            <text:p>Periph</text:p>
          </table:table-cell>
          <table:table-cell office:value-type="string">
            <text:p>TIMER</text:p>
          </table:table-cell>
          <table:table-cell office:value-type="string">
            <text:p>UART</text:p>
          </table:table-cell>
          <table:table-cell office:value-type="string">
            <text:p>SPI</text:p>
          </table:table-cell>
          <table:table-cell office:value-type="string">
            <text:p>I2C</text:p>
          </table:table-cell>
          <table:table-cell office:value-type="string">
            <text:p>I2S</text:p>
          </table:table-cell>
          <table:table-cell office:value-type="string">
            <text:p>USB_HS</text:p>
          </table:table-cell>
          <table:table-cell office:value-type="string">
            <text:p>USB_FS</text:p>
          </table:table-cell>
          <table:table-cell office:value-type="string">
            <text:p>ADC</text:p>
          </table:table-cell>
          <table:table-cell office:value-type="string">
            <text:p>DAC</text:p>
          </table:table-cell>
          <table:table-cell office:value-type="string">
            <text:p>DCMI</text:p>
          </table:table-cell>
          <table:table-cell office:value-type="string">
            <text:p>ETH</text:p>
          </table:table-cell>
          <table:table-cell office:value-type="string">
            <text:p>CAN</text:p>
          </table:table-cell>
          <table:table-cell office:value-type="string">
            <text:p>FSMC</text:p>
          </table:table-cell>
          <table:table-cell office:value-type="string">
            <text:p>SDIO</text:p>
          </table:table-cell>
          <table:table-cell office:value-type="string">
            <text:p>Other</text:p>
          </table:table-cell>
        </table:table-row>
        <table:table-row table:style-name="ro1">
          <table:table-cell table:style-name="ce1" office:value-type="string">
            <text:p>PA0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BTN.USER</text:p>
          </table:table-cell>
          <table:table-cell office:value-type="string">
            <text:p>2.CH1 2.ETR 5.CH1 8.ETR</text:p>
          </table:table-cell>
          <table:table-cell office:value-type="string">
            <text:p>2.CTS 4.TX</text:p>
          </table:table-cell>
          <table:table-cell table:number-columns-repeated="5"/>
          <table:table-cell office:value-type="string">
            <text:p>123.IN0</text:p>
          </table:table-cell>
          <table:table-cell table:number-columns-repeated="2"/>
          <table:table-cell office:value-type="string">
            <text:p>MII_CRS</text:p>
          </table:table-cell>
          <table:table-cell table:number-columns-repeated="3"/>
          <table:table-cell office:value-type="string">
            <text:p>WKUP</text:p>
          </table:table-cell>
        </table:table-row>
        <table:table-row table:style-name="ro1">
          <table:table-cell office:value-type="string">
            <text:p>PA1</text:p>
          </table:table-cell>
          <table:table-cell office:value-type="string">
            <text:p>ADC</text:p>
          </table:table-cell>
          <table:table-cell/>
          <table:table-cell office:value-type="string">
            <text:p>2.CH2 5.CH2</text:p>
          </table:table-cell>
          <table:table-cell office:value-type="string">
            <text:p>2.RTS 4.RX</text:p>
          </table:table-cell>
          <table:table-cell table:number-columns-repeated="5"/>
          <table:table-cell office:value-type="string">
            <text:p>123.IN1</text:p>
          </table:table-cell>
          <table:table-cell table:number-columns-repeated="2"/>
          <table:table-cell office:value-type="string">
            <text:p>RMII_REF_CLK MII_RX_CLK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ART2</text:p>
          </table:table-cell>
          <table:table-cell office:value-type="string">
            <text:p>UART2.TX</text:p>
          </table:table-cell>
          <table:table-cell office:value-type="string">
            <text:p>2.CH3 5.CH3 9.CH1</text:p>
          </table:table-cell>
          <table:table-cell office:value-type="string">
            <text:p>2.TX</text:p>
          </table:table-cell>
          <table:table-cell table:number-columns-repeated="5"/>
          <table:table-cell office:value-type="string">
            <text:p>123.IN2</text:p>
          </table:table-cell>
          <table:table-cell table:number-columns-repeated="2"/>
          <table:table-cell office:value-type="string">
            <text:p>MDIO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ART2</text:p>
          </table:table-cell>
          <table:table-cell office:value-type="string">
            <text:p>UART2.RX</text:p>
          </table:table-cell>
          <table:table-cell office:value-type="string">
            <text:p>2.CH4 5.CH4 9.CH2</text:p>
          </table:table-cell>
          <table:table-cell office:value-type="string">
            <text:p>2.RX</text:p>
          </table:table-cell>
          <table:table-cell table:number-columns-repeated="3"/>
          <table:table-cell office:value-type="string">
            <text:p>ULPI_D0</text:p>
          </table:table-cell>
          <table:table-cell/>
          <table:table-cell office:value-type="string">
            <text:p>123.IN3</text:p>
          </table:table-cell>
          <table:table-cell table:number-columns-repeated="2"/>
          <table:table-cell office:value-type="string">
            <text:p>MII_CO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A4</text:p>
          </table:table-cell>
          <table:table-cell table:style-name="ce1" office:value-type="string">
            <text:p>I2S</text:p>
          </table:table-cell>
          <table:table-cell table:style-name="ce1" office:value-type="string">
            <text:p>CS43L22.LRCK/AIN1x</text:p>
          </table:table-cell>
          <table:table-cell/>
          <table:table-cell office:value-type="string">
            <text:p>2.CK</text:p>
          </table:table-cell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office:value-type="string">
            <text:p>SOF</text:p>
          </table:table-cell>
          <table:table-cell/>
          <table:table-cell office:value-type="string">
            <text:p>12.IN4</text:p>
          </table:table-cell>
          <table:table-cell office:value-type="string">
            <text:p>1.OUT</text:p>
          </table:table-cell>
          <table:table-cell office:value-type="string">
            <text:p>HSYNC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A5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LIS302DL.SCL/SPC</text:p>
          </table:table-cell>
          <table:table-cell office:value-type="string">
            <text:p>2.CH1 2.ETR 8.CHIN</text:p>
          </table:table-cell>
          <table:table-cell/>
          <table:table-cell office:value-type="string">
            <text:p>1.SCK</text:p>
          </table:table-cell>
          <table:table-cell table:number-columns-repeated="2"/>
          <table:table-cell office:value-type="string">
            <text:p>ULPI_CK</text:p>
          </table:table-cell>
          <table:table-cell/>
          <table:table-cell office:value-type="string">
            <text:p>12.IN5</text:p>
          </table:table-cell>
          <table:table-cell office:value-type="string">
            <text:p>2.OUT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A6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LIS302DL.SDO</text:p>
          </table:table-cell>
          <table:table-cell office:value-type="string">
            <text:p>1.BKIN 3.CH1 8.BKIN 13.CH1</text:p>
          </table:table-cell>
          <table:table-cell/>
          <table:table-cell office:value-type="string">
            <text:p>1.MISO</text:p>
          </table:table-cell>
          <table:table-cell table:number-columns-repeated="4"/>
          <table:table-cell office:value-type="string">
            <text:p>12.IN6</text:p>
          </table:table-cell>
          <table:table-cell/>
          <table:table-cell office:value-type="string">
            <text:p>PIXCL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A7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LIS302DL.SDA/SDI/SDO</text:p>
          </table:table-cell>
          <table:table-cell office:value-type="string">
            <text:p>1.CH1N 3.CH2 8.CH1N 14.CH1</text:p>
          </table:table-cell>
          <table:table-cell/>
          <table:table-cell office:value-type="string">
            <text:p>1.MOSI</text:p>
          </table:table-cell>
          <table:table-cell table:number-columns-repeated="4"/>
          <table:table-cell office:value-type="string">
            <text:p>12.IN7</text:p>
          </table:table-cell>
          <table:table-cell table:number-columns-repeated="2"/>
          <table:table-cell office:value-type="string">
            <text:p>MII_RX_DV RMII_CRC_DV</text:p>
          </table:table-cell>
          <table:table-cell table:number-columns-repeated="4"/>
        </table:table-row>
        <table:table-row table:style-name="ro1">
          <table:table-cell office:value-type="string">
            <text:p>PA8</text:p>
          </table:table-cell>
          <table:table-cell table:number-columns-repeated="2"/>
          <table:table-cell office:value-type="string">
            <text:p>1.CH1</text:p>
          </table:table-cell>
          <table:table-cell office:value-type="string">
            <text:p>1.CK</text:p>
          </table:table-cell>
          <table:table-cell/>
          <table:table-cell office:value-type="string">
            <text:p>3.SCL</text:p>
          </table:table-cell>
          <table:table-cell table:number-columns-repeated="2"/>
          <table:table-cell office:value-type="string">
            <text:p>SOF</text:p>
          </table:table-cell>
          <table:table-cell table:number-columns-repeated="7"/>
          <table:table-cell office:value-type="string">
            <text:p>MCO1</text:p>
          </table:table-cell>
        </table:table-row>
        <table:table-row table:style-name="ro1">
          <table:table-cell table:style-name="ce1" office:value-type="string">
            <text:p>PA9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SB.LED.GREEN / USB.VBUS</text:p>
          </table:table-cell>
          <table:table-cell office:value-type="string">
            <text:p>1.CH2</text:p>
          </table:table-cell>
          <table:table-cell office:value-type="string">
            <text:p>1.TX</text:p>
          </table:table-cell>
          <table:table-cell/>
          <table:table-cell office:value-type="string">
            <text:p>3.SMBA</text:p>
          </table:table-cell>
          <table:table-cell table:number-columns-repeated="2"/>
          <table:table-cell office:value-type="string">
            <text:p>VBUS</text:p>
          </table:table-cell>
          <table:table-cell table:number-columns-repeated="2"/>
          <table:table-cell office:value-type="string">
            <text:p>D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A10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SB.ID</text:p>
          </table:table-cell>
          <table:table-cell office:value-type="string">
            <text:p>1.CH3</text:p>
          </table:table-cell>
          <table:table-cell office:value-type="string">
            <text:p>1.RX</text:p>
          </table:table-cell>
          <table:table-cell table:number-columns-repeated="4"/>
          <table:table-cell office:value-type="string">
            <text:p>ID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A11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SB.DM</text:p>
          </table:table-cell>
          <table:table-cell office:value-type="string">
            <text:p>1.CH4</text:p>
          </table:table-cell>
          <table:table-cell office:value-type="string">
            <text:p>1.CTS</text:p>
          </table:table-cell>
          <table:table-cell table:number-columns-repeated="4"/>
          <table:table-cell office:value-type="string">
            <text:p>DM</text:p>
          </table:table-cell>
          <table:table-cell table:number-columns-repeated="4"/>
          <table:table-cell office:value-type="string">
            <text:p>1.R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12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SB.DP</text:p>
          </table:table-cell>
          <table:table-cell office:value-type="string">
            <text:p>1.ETR</text:p>
          </table:table-cell>
          <table:table-cell office:value-type="string">
            <text:p>1.RTS</text:p>
          </table:table-cell>
          <table:table-cell table:number-columns-repeated="4"/>
          <table:table-cell office:value-type="string">
            <text:p>DP</text:p>
          </table:table-cell>
          <table:table-cell table:number-columns-repeated="4"/>
          <table:table-cell office:value-type="string">
            <text:p>1.T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13</text:p>
          </table:table-cell>
          <table:table-cell table:style-name="ce1" office:value-type="string">
            <text:p>SWD</text:p>
          </table:table-cell>
          <table:table-cell table:style-name="ce1" office:value-type="string">
            <text:p>SWD.SWDIO</text:p>
          </table:table-cell>
          <table:table-cell table:number-columns-repeated="14"/>
          <table:table-cell office:value-type="string">
            <text:p>SWDIO</text:p>
          </table:table-cell>
        </table:table-row>
        <table:table-row table:style-name="ro1">
          <table:table-cell table:style-name="ce1" office:value-type="string">
            <text:p>PA14</text:p>
          </table:table-cell>
          <table:table-cell table:style-name="ce1" office:value-type="string">
            <text:p>SWD</text:p>
          </table:table-cell>
          <table:table-cell table:style-name="ce1" office:value-type="string">
            <text:p>SWD.SWCLK</text:p>
          </table:table-cell>
          <table:table-cell table:number-columns-repeated="14"/>
          <table:table-cell office:value-type="string">
            <text:p>SWCLK</text:p>
          </table:table-cell>
        </table:table-row>
        <table:table-row table:style-name="ro1">
          <table:table-cell office:value-type="string">
            <text:p>PA15</text:p>
          </table:table-cell>
          <table:table-cell table:number-columns-repeated="2"/>
          <table:table-cell office:value-type="string">
            <text:p>2.CH1 2.ETR</text:p>
          </table:table-cell>
          <table:table-cell/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table:number-columns-repeated="9"/>
          <table:table-cell office:value-type="string">
            <text:p>JTDI</text:p>
          </table:table-cell>
        </table:table-row>
        <table:table-row table:style-name="ro1">
          <table:table-cell office:value-type="string">
            <text:p>PB0</text:p>
          </table:table-cell>
          <table:table-cell table:number-columns-repeated="2"/>
          <table:table-cell office:value-type="string">
            <text:p>1.CH2N 3.CH3 8.CH2N</text:p>
          </table:table-cell>
          <table:table-cell table:number-columns-repeated="4"/>
          <table:table-cell office:value-type="string">
            <text:p>ULPI_D1</text:p>
          </table:table-cell>
          <table:table-cell/>
          <table:table-cell office:value-type="string">
            <text:p>12.IN8</text:p>
          </table:table-cell>
          <table:table-cell table:number-columns-repeated="2"/>
          <table:table-cell office:value-type="string">
            <text:p>MII_RXD2</text:p>
          </table:table-cell>
          <table:table-cell table:number-columns-repeated="4"/>
        </table:table-row>
        <table:table-row table:style-name="ro1">
          <table:table-cell office:value-type="string">
            <text:p>PB1</text:p>
          </table:table-cell>
          <table:table-cell table:number-columns-repeated="2"/>
          <table:table-cell office:value-type="string">
            <text:p>1.CH3N 3.CH4 8.CH3N</text:p>
          </table:table-cell>
          <table:table-cell table:number-columns-repeated="4"/>
          <table:table-cell office:value-type="string">
            <text:p>ULPI_D2 INTN</text:p>
          </table:table-cell>
          <table:table-cell/>
          <table:table-cell office:value-type="string">
            <text:p>12.IN9</text:p>
          </table:table-cell>
          <table:table-cell table:number-columns-repeated="2"/>
          <table:table-cell office:value-type="string">
            <text:p>MII_RXD3</text:p>
          </table:table-cell>
          <table:table-cell table:number-columns-repeated="4"/>
        </table:table-row>
        <table:table-row table:style-name="ro1">
          <table:table-cell office:value-type="string">
            <text:p>PB2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PB3</text:p>
          </table:table-cell>
          <table:table-cell table:style-name="ce1" office:value-type="string">
            <text:p>SWD</text:p>
          </table:table-cell>
          <table:table-cell table:style-name="ce1" office:value-type="string">
            <text:p>SWD.SWO</text:p>
          </table:table-cell>
          <table:table-cell office:value-type="string">
            <text:p>2.CH2</text:p>
          </table:table-cell>
          <table:table-cell/>
          <table:table-cell office:value-type="string">
            <text:p>1.SCK 3.SCK</text:p>
          </table:table-cell>
          <table:table-cell/>
          <table:table-cell office:value-type="string">
            <text:p>3.CK</text:p>
          </table:table-cell>
          <table:table-cell table:number-columns-repeated="9"/>
          <table:table-cell office:value-type="string">
            <text:p>JTDO TRACESWO</text:p>
          </table:table-cell>
        </table:table-row>
        <table:table-row table:style-name="ro1">
          <table:table-cell office:value-type="string">
            <text:p>PB4</text:p>
          </table:table-cell>
          <table:table-cell table:number-columns-repeated="2"/>
          <table:table-cell office:value-type="string">
            <text:p>3.CH1</text:p>
          </table:table-cell>
          <table:table-cell/>
          <table:table-cell office:value-type="string">
            <text:p>1.MISO 3.MISO</text:p>
          </table:table-cell>
          <table:table-cell/>
          <table:table-cell office:value-type="string">
            <text:p>3ext.SD</text:p>
          </table:table-cell>
          <table:table-cell table:number-columns-repeated="9"/>
          <table:table-cell office:value-type="string">
            <text:p>NJTRST</text:p>
          </table:table-cell>
        </table:table-row>
        <table:table-row table:style-name="ro1">
          <table:table-cell office:value-type="string">
            <text:p>PB5</text:p>
          </table:table-cell>
          <table:table-cell table:number-columns-repeated="2"/>
          <table:table-cell office:value-type="string">
            <text:p>3.CH2</text:p>
          </table:table-cell>
          <table:table-cell/>
          <table:table-cell office:value-type="string">
            <text:p>1.MOSI 3.MOSI</text:p>
          </table:table-cell>
          <table:table-cell office:value-type="string">
            <text:p>1.SMBA</text:p>
          </table:table-cell>
          <table:table-cell office:value-type="string">
            <text:p>3.SD</text:p>
          </table:table-cell>
          <table:table-cell office:value-type="string">
            <text:p>ULPI_D7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PPS_OUT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B6</text:p>
          </table:table-cell>
          <table:table-cell table:style-name="ce1" office:value-type="string">
            <text:p>I2C</text:p>
          </table:table-cell>
          <table:table-cell table:style-name="ce1" office:value-type="string">
            <text:p>CS43L22.SCL</text:p>
          </table:table-cell>
          <table:table-cell office:value-type="string">
            <text:p>4.CH1</text:p>
          </table:table-cell>
          <table:table-cell office:value-type="string">
            <text:p>1.TX</text:p>
          </table:table-cell>
          <table:table-cell/>
          <table:table-cell office:value-type="string">
            <text:p>1.SCL</text:p>
          </table:table-cell>
          <table:table-cell table:number-columns-repeated="2"/>
          <table:table-cell office:value-type="string">
            <text:p>INTN</text:p>
          </table:table-cell>
          <table:table-cell table:number-columns-repeated="2"/>
          <table:table-cell office:value-type="string">
            <text:p>D5</text:p>
          </table:table-cell>
          <table:table-cell/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7</text:p>
          </table:table-cell>
          <table:table-cell table:number-columns-repeated="2"/>
          <table:table-cell office:value-type="string">
            <text:p>4.CH2</text:p>
          </table:table-cell>
          <table:table-cell office:value-type="string">
            <text:p>1.RX</text:p>
          </table:table-cell>
          <table:table-cell/>
          <table:table-cell office:value-type="string">
            <text:p>1.SDA</text:p>
          </table:table-cell>
          <table:table-cell table:number-columns-repeated="5"/>
          <table:table-cell office:value-type="string">
            <text:p>VSYNC</text:p>
          </table:table-cell>
          <table:table-cell table:number-columns-repeated="2"/>
          <table:table-cell office:value-type="string">
            <text:p>NL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table:number-columns-repeated="2"/>
          <table:table-cell office:value-type="string">
            <text:p>4.CH3 10.CH1</text:p>
          </table:table-cell>
          <table:table-cell table:number-columns-repeated="2"/>
          <table:table-cell office:value-type="string">
            <text:p>1.SCL</text:p>
          </table:table-cell>
          <table:table-cell table:number-columns-repeated="2"/>
          <table:table-cell office:value-type="string">
            <text:p>SCL</text:p>
          </table:table-cell>
          <table:table-cell table:number-columns-repeated="2"/>
          <table:table-cell office:value-type="string">
            <text:p>D6</text:p>
          </table:table-cell>
          <table:table-cell office:value-type="string">
            <text:p>MII_TXD3</text:p>
          </table:table-cell>
          <table:table-cell office:value-type="string">
            <text:p>1.RX</text:p>
          </table:table-cell>
          <table:table-cell/>
          <table:table-cell office:value-type="string">
            <text:p>D4</text:p>
          </table:table-cell>
          <table:table-cell/>
        </table:table-row>
        <table:table-row table:style-name="ro1">
          <table:table-cell table:style-name="ce1" office:value-type="string">
            <text:p>PB9</text:p>
          </table:table-cell>
          <table:table-cell table:style-name="ce1" office:value-type="string">
            <text:p>I2C</text:p>
          </table:table-cell>
          <table:table-cell table:style-name="ce1" office:value-type="string">
            <text:p>CS43L22.SDA</text:p>
          </table:table-cell>
          <table:table-cell office:value-type="string">
            <text:p>4.CH4 11.CH1</text:p>
          </table:table-cell>
          <table:table-cell/>
          <table:table-cell office:value-type="string">
            <text:p>2.NSS</text:p>
          </table:table-cell>
          <table:table-cell office:value-type="string">
            <text:p>1.SDA</text:p>
          </table:table-cell>
          <table:table-cell office:value-type="string">
            <text:p>2.WS</text:p>
          </table:table-cell>
          <table:table-cell/>
          <table:table-cell office:value-type="string">
            <text:p>SDA</text:p>
          </table:table-cell>
          <table:table-cell table:number-columns-repeated="2"/>
          <table:table-cell office:value-type="string">
            <text:p>D7</text:p>
          </table:table-cell>
          <table:table-cell/>
          <table:table-cell office:value-type="string">
            <text:p>1.TX</text:p>
          </table:table-cell>
          <table:table-cell/>
          <table:table-cell office:value-type="string">
            <text:p>D5</text:p>
          </table:table-cell>
          <table:table-cell/>
        </table:table-row>
        <table:table-row table:style-name="ro1">
          <table:table-cell table:style-name="ce1" office:value-type="string">
            <text:p>PB10</text:p>
          </table:table-cell>
          <table:table-cell table:style-name="ce1" office:value-type="string">
            <text:p>GPIO ?</text:p>
          </table:table-cell>
          <table:table-cell table:style-name="ce1" office:value-type="string">
            <text:p>MP45DT02.CLK</text:p>
          </table:table-cell>
          <table:table-cell office:value-type="string">
            <text:p>2.CH3</text:p>
          </table:table-cell>
          <table:table-cell office:value-type="string">
            <text:p>3.TX</text:p>
          </table:table-cell>
          <table:table-cell office:value-type="string">
            <text:p>2.SCK</text:p>
          </table:table-cell>
          <table:table-cell office:value-type="string">
            <text:p>2.SCL</text:p>
          </table:table-cell>
          <table:table-cell office:value-type="string">
            <text:p>2.CK</text:p>
          </table:table-cell>
          <table:table-cell office:value-type="string">
            <text:p>ULPI_D3 SCL</text:p>
          </table:table-cell>
          <table:table-cell table:number-columns-repeated="4"/>
          <table:table-cell office:value-type="string">
            <text:p>MII_RX_ER</text:p>
          </table:table-cell>
          <table:table-cell table:number-columns-repeated="4"/>
        </table:table-row>
        <table:table-row table:style-name="ro1">
          <table:table-cell office:value-type="string">
            <text:p>PB11</text:p>
          </table:table-cell>
          <table:table-cell table:number-columns-repeated="2"/>
          <table:table-cell office:value-type="string">
            <text:p>2.CH4</text:p>
          </table:table-cell>
          <table:table-cell office:value-type="string">
            <text:p>3.RX</text:p>
          </table:table-cell>
          <table:table-cell/>
          <table:table-cell office:value-type="string">
            <text:p>2.SDA</text:p>
          </table:table-cell>
          <table:table-cell/>
          <table:table-cell office:value-type="string">
            <text:p>ULPI_D4 SDA</text:p>
          </table:table-cell>
          <table:table-cell table:number-columns-repeated="4"/>
          <table:table-cell office:value-type="string">
            <text:p>MII_TX_EN RMII_TX_EN</text:p>
          </table:table-cell>
          <table:table-cell table:number-columns-repeated="4"/>
        </table:table-row>
        <table:table-row table:style-name="ro1">
          <table:table-cell office:value-type="string">
            <text:p>PB12</text:p>
          </table:table-cell>
          <table:table-cell table:number-columns-repeated="2"/>
          <table:table-cell office:value-type="string">
            <text:p>1.BKIN</text:p>
          </table:table-cell>
          <table:table-cell office:value-type="string">
            <text:p>3.CK</text:p>
          </table:table-cell>
          <table:table-cell office:value-type="string">
            <text:p>2.NSS</text:p>
          </table:table-cell>
          <table:table-cell office:value-type="string">
            <text:p>2.SMBA</text:p>
          </table:table-cell>
          <table:table-cell office:value-type="string">
            <text:p>2.WS</text:p>
          </table:table-cell>
          <table:table-cell office:value-type="string">
            <text:p>ULPI_D5 ID</text:p>
          </table:table-cell>
          <table:table-cell table:number-columns-repeated="4"/>
          <table:table-cell office:value-type="string">
            <text:p>MII_TXD0 RMII_TXD0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office:value-type="string">
            <text:p>PB13</text:p>
          </table:table-cell>
          <table:table-cell table:number-columns-repeated="2"/>
          <table:table-cell office:value-type="string">
            <text:p>1.CH1N</text:p>
          </table:table-cell>
          <table:table-cell office:value-type="string">
            <text:p>3.CTS</text:p>
          </table:table-cell>
          <table:table-cell office:value-type="string">
            <text:p>2.SCK</text:p>
          </table:table-cell>
          <table:table-cell/>
          <table:table-cell office:value-type="string">
            <text:p>2.CK</text:p>
          </table:table-cell>
          <table:table-cell office:value-type="string">
            <text:p>ULPI_D6 VBUS</text:p>
          </table:table-cell>
          <table:table-cell table:number-columns-repeated="4"/>
          <table:table-cell office:value-type="string">
            <text:p>MII_TXD1 RMII_TXD1</text:p>
          </table:table-cell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14</text:p>
          </table:table-cell>
          <table:table-cell table:number-columns-repeated="2"/>
          <table:table-cell office:value-type="string">
            <text:p>1.CH2N 8.CH2N 12.CH1</text:p>
          </table:table-cell>
          <table:table-cell office:value-type="string">
            <text:p>3.RTS</text:p>
          </table:table-cell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DM</text:p>
          </table:table-cell>
          <table:table-cell table:number-columns-repeated="9"/>
        </table:table-row>
        <table:table-row table:style-name="ro1">
          <table:table-cell office:value-type="string">
            <text:p>PB15</text:p>
          </table:table-cell>
          <table:table-cell table:number-columns-repeated="2"/>
          <table:table-cell office:value-type="string">
            <text:p>1.CH3N 8.CH3N 12.CH2</text:p>
          </table:table-cell>
          <table:table-cell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DP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C0</text:p>
          </table:table-cell>
          <table:table-cell table:style-name="ce1"/>
          <table:table-cell table:style-name="ce1" office:value-type="string">
            <text:p>USB.POWERON</text:p>
          </table:table-cell>
          <table:table-cell table:number-columns-repeated="5"/>
          <table:table-cell office:value-type="string">
            <text:p>ULPI_STP</text:p>
          </table:table-cell>
          <table:table-cell/>
          <table:table-cell office:value-type="string">
            <text:p>123.IN10</text:p>
          </table:table-cell>
          <table:table-cell table:number-columns-repeated="7"/>
        </table:table-row>
        <table:table-row table:style-name="ro1">
          <table:table-cell office:value-type="string">
            <text:p>PC1</text:p>
          </table:table-cell>
          <table:table-cell table:number-columns-repeated="9"/>
          <table:table-cell office:value-type="string">
            <text:p>123.IN11</text:p>
          </table:table-cell>
          <table:table-cell table:number-columns-repeated="2"/>
          <table:table-cell office:value-type="string">
            <text:p>MDC</text:p>
          </table:table-cell>
          <table:table-cell table:number-columns-repeated="4"/>
        </table:table-row>
        <table:table-row table:style-name="ro1">
          <table:table-cell office:value-type="string">
            <text:p>PC2</text:p>
          </table:table-cell>
          <table:table-cell table:number-columns-repeated="4"/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ULPI_DIR</text:p>
          </table:table-cell>
          <table:table-cell/>
          <table:table-cell office:value-type="string">
            <text:p>123.IN12</text:p>
          </table:table-cell>
          <table:table-cell table:number-columns-repeated="2"/>
          <table:table-cell office:value-type="string">
            <text:p>MII_TXD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C3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MP45DT02.DOUT/AIN4x</text:p>
          </table:table-cell>
          <table:table-cell table:number-columns-repeated="2"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ULPI_NXT</text:p>
          </table:table-cell>
          <table:table-cell/>
          <table:table-cell office:value-type="string">
            <text:p>123.IN13</text:p>
          </table:table-cell>
          <table:table-cell table:number-columns-repeated="2"/>
          <table:table-cell office:value-type="string">
            <text:p>MII_TX_CLK</text:p>
          </table:table-cell>
          <table:table-cell table:number-columns-repeated="4"/>
        </table:table-row>
        <table:table-row table:style-name="ro1">
          <table:table-cell office:value-type="string">
            <text:p>PC4</text:p>
          </table:table-cell>
          <table:table-cell table:number-columns-repeated="9"/>
          <table:table-cell office:value-type="string">
            <text:p>12.IN14</text:p>
          </table:table-cell>
          <table:table-cell table:number-columns-repeated="2"/>
          <table:table-cell office:value-type="string">
            <text:p>MII_RXD0 RMII_RXD0</text:p>
          </table:table-cell>
          <table:table-cell table:number-columns-repeated="4"/>
        </table:table-row>
        <table:table-row table:style-name="ro1">
          <table:table-cell office:value-type="string">
            <text:p>PC5</text:p>
          </table:table-cell>
          <table:table-cell table:number-columns-repeated="9"/>
          <table:table-cell office:value-type="string">
            <text:p>12.IN15</text:p>
          </table:table-cell>
          <table:table-cell table:number-columns-repeated="2"/>
          <table:table-cell office:value-type="string">
            <text:p>MII_RXD1 RMII_RXD1</text:p>
          </table:table-cell>
          <table:table-cell table:number-columns-repeated="4"/>
        </table:table-row>
        <table:table-row table:style-name="ro1">
          <table:table-cell office:value-type="string">
            <text:p>PC6</text:p>
          </table:table-cell>
          <table:table-cell office:value-type="string">
            <text:p>PWM1</text:p>
          </table:table-cell>
          <table:table-cell/>
          <table:table-cell office:value-type="string">
            <text:p>3.CH1 8.CH1</text:p>
          </table:table-cell>
          <table:table-cell office:value-type="string">
            <text:p>6.TX</text:p>
          </table:table-cell>
          <table:table-cell table:number-columns-repeated="2"/>
          <table:table-cell office:value-type="string">
            <text:p>2.MCK</text:p>
          </table:table-cell>
          <table:table-cell table:number-columns-repeated="4"/>
          <table:table-cell office:value-type="string">
            <text:p>D0</text:p>
          </table:table-cell>
          <table:table-cell table:number-columns-repeated="3"/>
          <table:table-cell office:value-type="string">
            <text:p>D6</text:p>
          </table:table-cell>
          <table:table-cell/>
        </table:table-row>
        <table:table-row table:style-name="ro1">
          <table:table-cell table:style-name="ce1" office:value-type="string">
            <text:p>PC7</text:p>
          </table:table-cell>
          <table:table-cell table:style-name="ce1" office:value-type="string">
            <text:p>I2S</text:p>
          </table:table-cell>
          <table:table-cell table:style-name="ce1" office:value-type="string">
            <text:p>CS43L22.MCLK</text:p>
          </table:table-cell>
          <table:table-cell office:value-type="string">
            <text:p>4.CH2 8.CH2</text:p>
          </table:table-cell>
          <table:table-cell office:value-type="string">
            <text:p>6.RX</text:p>
          </table:table-cell>
          <table:table-cell table:number-columns-repeated="2"/>
          <table:table-cell office:value-type="string">
            <text:p>3.MC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3"/>
          <table:table-cell office:value-type="string">
            <text:p>D7</text:p>
          </table:table-cell>
          <table:table-cell/>
        </table:table-row>
        <table:table-row table:style-name="ro1">
          <table:table-cell office:value-type="string">
            <text:p>PC8</text:p>
          </table:table-cell>
          <table:table-cell office:value-type="string">
            <text:p>PWM2</text:p>
          </table:table-cell>
          <table:table-cell/>
          <table:table-cell office:value-type="string">
            <text:p>3.CH3 8.CH3</text:p>
          </table:table-cell>
          <table:table-cell office:value-type="string">
            <text:p>6.CK</text:p>
          </table:table-cell>
          <table:table-cell table:number-columns-repeated="7"/>
          <table:table-cell office:value-type="string">
            <text:p>D2</text:p>
          </table:table-cell>
          <table:table-cell table:number-columns-repeated="3"/>
          <table:table-cell office:value-type="string">
            <text:p>D0</text:p>
          </table:table-cell>
          <table:table-cell/>
        </table:table-row>
        <table:table-row table:style-name="ro1">
          <table:table-cell office:value-type="string">
            <text:p>PC9</text:p>
          </table:table-cell>
          <table:table-cell office:value-type="string">
            <text:p>PWM3</text:p>
          </table:table-cell>
          <table:table-cell/>
          <table:table-cell office:value-type="string">
            <text:p>3.CH4 8.CH4</text:p>
          </table:table-cell>
          <table:table-cell table:number-columns-repeated="2"/>
          <table:table-cell office:value-type="string">
            <text:p>3.SDA</text:p>
          </table:table-cell>
          <table:table-cell office:value-type="string">
            <text:p>2.CKIN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3"/>
          <table:table-cell office:value-type="string">
            <text:p>D1</text:p>
          </table:table-cell>
          <table:table-cell office:value-type="string">
            <text:p>MCO2</text:p>
          </table:table-cell>
        </table:table-row>
        <table:table-row table:style-name="ro1">
          <table:table-cell table:style-name="ce1" office:value-type="string">
            <text:p>PC10</text:p>
          </table:table-cell>
          <table:table-cell table:style-name="ce1" office:value-type="string">
            <text:p>I2S</text:p>
          </table:table-cell>
          <table:table-cell table:style-name="ce1" office:value-type="string">
            <text:p>CS43L22.SCLK</text:p>
          </table:table-cell>
          <table:table-cell/>
          <table:table-cell office:value-type="string">
            <text:p>3.TX 4.TX</text:p>
          </table:table-cell>
          <table:table-cell office:value-type="string">
            <text:p>3.SCK</text:p>
          </table:table-cell>
          <table:table-cell/>
          <table:table-cell office:value-type="string">
            <text:p>3.C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3"/>
          <table:table-cell office:value-type="string">
            <text:p>D2</text:p>
          </table:table-cell>
          <table:table-cell/>
        </table:table-row>
        <table:table-row table:style-name="ro1">
          <table:table-cell office:value-type="string">
            <text:p>PC11</text:p>
          </table:table-cell>
          <table:table-cell table:number-columns-repeated="3"/>
          <table:table-cell office:value-type="string">
            <text:p>3.RX 4.RX</text:p>
          </table:table-cell>
          <table:table-cell office:value-type="string">
            <text:p>3.MISO</text:p>
          </table:table-cell>
          <table:table-cell/>
          <table:table-cell office:value-type="string">
            <text:p>3ext.SD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3"/>
          <table:table-cell office:value-type="string">
            <text:p>D3</text:p>
          </table:table-cell>
          <table:table-cell/>
        </table:table-row>
        <table:table-row table:style-name="ro1">
          <table:table-cell table:style-name="ce1" office:value-type="string">
            <text:p>PC12</text:p>
          </table:table-cell>
          <table:table-cell table:style-name="ce1" office:value-type="string">
            <text:p>I2S</text:p>
          </table:table-cell>
          <table:table-cell table:style-name="ce1" office:value-type="string">
            <text:p>CS43L22.SDIN</text:p>
          </table:table-cell>
          <table:table-cell/>
          <table:table-cell office:value-type="string">
            <text:p>3.CK 5.TX</text:p>
          </table:table-cell>
          <table:table-cell office:value-type="string">
            <text:p>3.MOSI</text:p>
          </table:table-cell>
          <table:table-cell/>
          <table:table-cell office:value-type="string">
            <text:p>3.SD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3"/>
          <table:table-cell office:value-type="string">
            <text:p>CK</text:p>
          </table:table-cell>
          <table:table-cell/>
        </table:table-row>
        <table:table-row table:style-name="ro1">
          <table:table-cell office:value-type="string">
            <text:p>PC13</text:p>
          </table:table-cell>
          <table:table-cell table:number-columns-repeated="16"/>
          <table:table-cell office:value-type="string">
            <text:p>RTC_AF1</text:p>
          </table:table-cell>
        </table:table-row>
        <table:table-row table:style-name="ro2">
          <table:table-cell office:value-type="string">
            <text:p>PC14</text:p>
          </table:table-cell>
          <table:table-cell/>
          <table:table-cell office:value-type="string">
            <text:p>OSC32_IN (optionnal)</text:p>
          </table:table-cell>
          <table:table-cell table:number-columns-repeated="14"/>
          <table:table-cell office:value-type="string">
            <text:p>OSC32_IN</text:p>
          </table:table-cell>
        </table:table-row>
        <table:table-row table:style-name="ro2">
          <table:table-cell office:value-type="string">
            <text:p>PC15</text:p>
          </table:table-cell>
          <table:table-cell/>
          <table:table-cell office:value-type="string">
            <text:p>OSC32_OUT (optionnal)</text:p>
          </table:table-cell>
          <table:table-cell table:number-columns-repeated="14"/>
          <table:table-cell office:value-type="string">
            <text:p>OSC32_OUT</text:p>
          </table:table-cell>
        </table:table-row>
        <table:table-row table:style-name="ro1">
          <table:table-cell office:value-type="string">
            <text:p>PD0</text:p>
          </table:table-cell>
          <table:table-cell table:number-columns-repeated="13"/>
          <table:table-cell office:value-type="string">
            <text:p>1.RX</text:p>
          </table:table-cell>
          <table:table-cell office:value-type="string">
            <text:p>D2</text:p>
          </table:table-cell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table:number-columns-repeated="13"/>
          <table:table-cell office:value-type="string">
            <text:p>1.TX</text:p>
          </table:table-cell>
          <table:table-cell office:value-type="string">
            <text:p>D3</text:p>
          </table:table-cell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table:number-columns-repeated="2"/>
          <table:table-cell office:value-type="string">
            <text:p>3.ETR</text:p>
          </table:table-cell>
          <table:table-cell office:value-type="string">
            <text:p>5.RX</text:p>
          </table:table-cell>
          <table:table-cell table:number-columns-repeated="7"/>
          <table:table-cell office:value-type="string">
            <text:p>D11</text:p>
          </table:table-cell>
          <table:table-cell table:number-columns-repeated="3"/>
          <table:table-cell office:value-type="string">
            <text:p>CMD</text:p>
          </table:table-cell>
          <table:table-cell/>
        </table:table-row>
        <table:table-row table:style-name="ro1">
          <table:table-cell office:value-type="string">
            <text:p>PD3</text:p>
          </table:table-cell>
          <table:table-cell table:number-columns-repeated="3"/>
          <table:table-cell office:value-type="string">
            <text:p>2.CTS</text:p>
          </table:table-cell>
          <table:table-cell table:number-columns-repeated="10"/>
          <table:table-cell office:value-type="string">
            <text:p>CLK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4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CS43L22.RESET</text:p>
          </table:table-cell>
          <table:table-cell/>
          <table:table-cell office:value-type="string">
            <text:p>2.RTS</text:p>
          </table:table-cell>
          <table:table-cell table:number-columns-repeated="10"/>
          <table:table-cell office:value-type="string">
            <text:p>NO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5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USB.LED.RED / USB.OVERCURRENT</text:p>
          </table:table-cell>
          <table:table-cell/>
          <table:table-cell office:value-type="string">
            <text:p>2.TX</text:p>
          </table:table-cell>
          <table:table-cell table:number-columns-repeated="10"/>
          <table:table-cell office:value-type="string">
            <text:p>NWE</text:p>
          </table:table-cell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table:number-columns-repeated="3"/>
          <table:table-cell office:value-type="string">
            <text:p>2.RX</text:p>
          </table:table-cell>
          <table:table-cell table:number-columns-repeated="10"/>
          <table:table-cell office:value-type="string">
            <text:p>NWAIT</text:p>
          </table:table-cell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table:number-columns-repeated="3"/>
          <table:table-cell office:value-type="string">
            <text:p>2.CK</text:p>
          </table:table-cell>
          <table:table-cell table:number-columns-repeated="10"/>
          <table:table-cell office:value-type="string">
            <text:p>NE1 NCE2</text:p>
          </table:table-cell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table:number-columns-repeated="3"/>
          <table:table-cell office:value-type="string">
            <text:p>3.TX</text:p>
          </table:table-cell>
          <table:table-cell table:number-columns-repeated="10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table:number-columns-repeated="3"/>
          <table:table-cell office:value-type="string">
            <text:p>3.RX</text:p>
          </table:table-cell>
          <table:table-cell table:number-columns-repeated="10"/>
          <table:table-cell office:value-type="string">
            <text:p>D14</text:p>
          </table:table-cell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table:number-columns-repeated="3"/>
          <table:table-cell office:value-type="string">
            <text:p>3.CK</text:p>
          </table:table-cell>
          <table:table-cell table:number-columns-repeated="10"/>
          <table:table-cell office:value-type="string">
            <text:p>D15</text:p>
          </table:table-cell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table:number-columns-repeated="3"/>
          <table:table-cell office:value-type="string">
            <text:p>3.CTS</text:p>
          </table:table-cell>
          <table:table-cell table:number-columns-repeated="10"/>
          <table:table-cell office:value-type="string">
            <text:p>A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12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ED.GREEN</text:p>
          </table:table-cell>
          <table:table-cell office:value-type="string">
            <text:p>4.CH1</text:p>
          </table:table-cell>
          <table:table-cell office:value-type="string">
            <text:p>3.RTS</text:p>
          </table:table-cell>
          <table:table-cell table:number-columns-repeated="10"/>
          <table:table-cell office:value-type="string">
            <text:p>A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13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ED.ORANGE</text:p>
          </table:table-cell>
          <table:table-cell office:value-type="string">
            <text:p>4.CH2</text:p>
          </table:table-cell>
          <table:table-cell table:number-columns-repeated="11"/>
          <table:table-cell office:value-type="string">
            <text:p>A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14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ED.RED</text:p>
          </table:table-cell>
          <table:table-cell office:value-type="string">
            <text:p>4.CH3</text:p>
          </table:table-cell>
          <table:table-cell table:number-columns-repeated="11"/>
          <table:table-cell office:value-type="string">
            <text:p>D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D15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ED.BLUE</text:p>
          </table:table-cell>
          <table:table-cell office:value-type="string">
            <text:p>4.CH4</text:p>
          </table:table-cell>
          <table:table-cell table:number-columns-repeated="11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0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IS302DL.INT1</text:p>
          </table:table-cell>
          <table:table-cell office:value-type="string">
            <text:p>4.ETR</text:p>
          </table:table-cell>
          <table:table-cell table:number-columns-repeated="8"/>
          <table:table-cell office:value-type="string">
            <text:p>D2</text:p>
          </table:table-cell>
          <table:table-cell table:number-columns-repeated="2"/>
          <table:table-cell office:value-type="string">
            <text:p>NBL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1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IS302DL.INT2</text:p>
          </table:table-cell>
          <table:table-cell table:number-columns-repeated="9"/>
          <table:table-cell office:value-type="string">
            <text:p>D3</text:p>
          </table:table-cell>
          <table:table-cell table:number-columns-repeated="2"/>
          <table:table-cell office:value-type="string">
            <text:p>NBL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2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LIS302DL.CS_I2C/SPI</text:p>
          </table:table-cell>
          <table:table-cell table:number-columns-repeated="10"/>
          <table:table-cell office:value-type="string">
            <text:p>MII_TXD3</text:p>
          </table:table-cell>
          <table:table-cell/>
          <table:table-cell office:value-type="string">
            <text:p>A23</text:p>
          </table:table-cell>
          <table:table-cell/>
          <table:table-cell office:value-type="string">
            <text:p>TRACECLK</text:p>
          </table:table-cell>
        </table:table-row>
        <table:table-row table:style-name="ro1">
          <table:table-cell office:value-type="string">
            <text:p>PE3</text:p>
          </table:table-cell>
          <table:table-cell table:number-columns-repeated="14"/>
          <table:table-cell office:value-type="string">
            <text:p>A19</text:p>
          </table:table-cell>
          <table:table-cell/>
          <table:table-cell office:value-type="string">
            <text:p>TRACED0</text:p>
          </table:table-cell>
        </table:table-row>
        <table:table-row table:style-name="ro1">
          <table:table-cell office:value-type="string">
            <text:p>PE4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  <table:table-cell office:value-type="string">
            <text:p>A20</text:p>
          </table:table-cell>
          <table:table-cell/>
          <table:table-cell office:value-type="string">
            <text:p>TRACED1</text:p>
          </table:table-cell>
        </table:table-row>
        <table:table-row table:style-name="ro1">
          <table:table-cell office:value-type="string">
            <text:p>PE5</text:p>
          </table:table-cell>
          <table:table-cell table:number-columns-repeated="2"/>
          <table:table-cell office:value-type="string">
            <text:p>9.CH1</text:p>
          </table:table-cell>
          <table:table-cell table:number-columns-repeated="8"/>
          <table:table-cell office:value-type="string">
            <text:p>D6</text:p>
          </table:table-cell>
          <table:table-cell table:number-columns-repeated="2"/>
          <table:table-cell office:value-type="string">
            <text:p>A21</text:p>
          </table:table-cell>
          <table:table-cell/>
          <table:table-cell office:value-type="string">
            <text:p>TRACED2</text:p>
          </table:table-cell>
        </table:table-row>
        <table:table-row table:style-name="ro1">
          <table:table-cell office:value-type="string">
            <text:p>PE6</text:p>
          </table:table-cell>
          <table:table-cell table:number-columns-repeated="2"/>
          <table:table-cell office:value-type="string">
            <text:p>9.CH2</text:p>
          </table:table-cell>
          <table:table-cell table:number-columns-repeated="8"/>
          <table:table-cell office:value-type="string">
            <text:p>D7</text:p>
          </table:table-cell>
          <table:table-cell table:number-columns-repeated="2"/>
          <table:table-cell office:value-type="string">
            <text:p>A22</text:p>
          </table:table-cell>
          <table:table-cell/>
          <table:table-cell office:value-type="string">
            <text:p>TRACED3</text:p>
          </table:table-cell>
        </table:table-row>
        <table:table-row table:style-name="ro1">
          <table:table-cell office:value-type="string">
            <text:p>PE7</text:p>
          </table:table-cell>
          <table:table-cell table:number-columns-repeated="2"/>
          <table:table-cell office:value-type="string">
            <text:p>1.ETR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</table:table-row>
        <table:table-row table:style-name="ro1">
          <table:table-cell office:value-type="string">
            <text:p>PE8</text:p>
          </table:table-cell>
          <table:table-cell table:number-columns-repeated="2"/>
          <table:table-cell office:value-type="string">
            <text:p>1.CH1N</text:p>
          </table:table-cell>
          <table:table-cell table:number-columns-repeated="11"/>
          <table:table-cell office:value-type="string">
            <text:p>D5</text:p>
          </table:table-cell>
          <table:table-cell table:number-columns-repeated="2"/>
        </table:table-row>
        <table:table-row table:style-name="ro1">
          <table:table-cell office:value-type="string">
            <text:p>PE9</text:p>
          </table:table-cell>
          <table:table-cell table:number-columns-repeated="2"/>
          <table:table-cell office:value-type="string">
            <text:p>1.CH1</text:p>
          </table:table-cell>
          <table:table-cell table:number-columns-repeated="11"/>
          <table:table-cell office:value-type="string">
            <text:p>D6</text:p>
          </table:table-cell>
          <table:table-cell table:number-columns-repeated="2"/>
        </table:table-row>
        <table:table-row table:style-name="ro1">
          <table:table-cell office:value-type="string">
            <text:p>PE10</text:p>
          </table:table-cell>
          <table:table-cell table:number-columns-repeated="2"/>
          <table:table-cell office:value-type="string">
            <text:p>1.CH2N</text:p>
          </table:table-cell>
          <table:table-cell table:number-columns-repeated="11"/>
          <table:table-cell office:value-type="string">
            <text:p>D7</text:p>
          </table:table-cell>
          <table:table-cell table:number-columns-repeated="2"/>
        </table:table-row>
        <table:table-row table:style-name="ro1">
          <table:table-cell office:value-type="string">
            <text:p>PE11</text:p>
          </table:table-cell>
          <table:table-cell table:number-columns-repeated="2"/>
          <table:table-cell office:value-type="string">
            <text:p>1.CH2</text:p>
          </table:table-cell>
          <table:table-cell table:number-columns-repeated="11"/>
          <table:table-cell office:value-type="string">
            <text:p>D8</text:p>
          </table:table-cell>
          <table:table-cell table:number-columns-repeated="2"/>
        </table:table-row>
        <table:table-row table:style-name="ro1">
          <table:table-cell office:value-type="string">
            <text:p>PE12</text:p>
          </table:table-cell>
          <table:table-cell table:number-columns-repeated="2"/>
          <table:table-cell office:value-type="string">
            <text:p>1.CH3N</text:p>
          </table:table-cell>
          <table:table-cell table:number-columns-repeated="11"/>
          <table:table-cell office:value-type="string">
            <text:p>D9</text:p>
          </table:table-cell>
          <table:table-cell table:number-columns-repeated="2"/>
        </table:table-row>
        <table:table-row table:style-name="ro1">
          <table:table-cell office:value-type="string">
            <text:p>PE13</text:p>
          </table:table-cell>
          <table:table-cell table:number-columns-repeated="2"/>
          <table:table-cell office:value-type="string">
            <text:p>1.CH3</text:p>
          </table:table-cell>
          <table:table-cell table:number-columns-repeated="11"/>
          <table:table-cell office:value-type="string">
            <text:p>D10</text:p>
          </table:table-cell>
          <table:table-cell table:number-columns-repeated="2"/>
        </table:table-row>
        <table:table-row table:style-name="ro1">
          <table:table-cell office:value-type="string">
            <text:p>PE14</text:p>
          </table:table-cell>
          <table:table-cell table:number-columns-repeated="2"/>
          <table:table-cell office:value-type="string">
            <text:p>1.CH4</text:p>
          </table:table-cell>
          <table:table-cell table:number-columns-repeated="11"/>
          <table:table-cell office:value-type="string">
            <text:p>D11</text:p>
          </table:table-cell>
          <table:table-cell table:number-columns-repeated="2"/>
        </table:table-row>
        <table:table-row table:style-name="ro1">
          <table:table-cell office:value-type="string">
            <text:p>PE15</text:p>
          </table:table-cell>
          <table:table-cell table:number-columns-repeated="2"/>
          <table:table-cell office:value-type="string">
            <text:p>1.BKIN</text:p>
          </table:table-cell>
          <table:table-cell table:number-columns-repeated="11"/>
          <table:table-cell office:value-type="string">
            <text:p>D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H0</text:p>
          </table:table-cell>
          <table:table-cell table:style-name="ce1" office:value-type="string">
            <text:p>OSC</text:p>
          </table:table-cell>
          <table:table-cell table:style-name="ce1" office:value-type="string">
            <text:p>OSC_IN</text:p>
          </table:table-cell>
          <table:table-cell table:number-columns-repeated="14"/>
          <table:table-cell office:value-type="string">
            <text:p>OSC_IN</text:p>
          </table:table-cell>
        </table:table-row>
        <table:table-row table:style-name="ro1">
          <table:table-cell table:style-name="ce1" office:value-type="string">
            <text:p>PH1</text:p>
          </table:table-cell>
          <table:table-cell table:style-name="ce1" office:value-type="string">
            <text:p>OSC</text:p>
          </table:table-cell>
          <table:table-cell table:style-name="ce1" office:value-type="string">
            <text:p>OSC_OUT</text:p>
          </table:table-cell>
          <table:table-cell table:number-columns-repeated="14"/>
          <table:table-cell office:value-type="string">
            <text:p>OSC_OUT</text:p>
          </table:table-cell>
        </table:table-row>
        <table:table-row table:style-name="ro1" table:number-rows-repeated="104849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08:59:48</dc:date>
    <meta:generator>LibreOffice/3.5$Linux_x86 LibreOffice_project/350m1$Build-2</meta:generator>
    <meta:editing-duration>PT38M25S</meta:editing-duration>
    <meta:editing-cycles>8</meta:editing-cycles>
    <meta:document-statistic meta:table-count="1" meta:cell-count="457" meta:object-count="0"/>
  </office:meta>
</office:document-meta>
</file>